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writing-mode="lr-tb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1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12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L7"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L8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9">
      <style:text-properties style:font-name="Times New Roman" fo:font-size="12pt" style:font-size-asian="12pt" style:font-size-complex="12pt"/>
    </style:style>
    <style:style style:name="P16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L4">
      <style:paragraph-properties fo:margin-top="0cm" fo:margin-bottom="0cm"/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L6">
      <style:paragraph-properties fo:margin-top="0cm" fo:margin-bottom="0cm"/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L7">
      <style:paragraph-properties fo:margin-top="0cm" fo:margin-bottom="0cm"/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L8">
      <style:paragraph-properties fo:margin-top="0cm" fo:margin-bottom="0cm"/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L9">
      <style:paragraph-properties fo:margin-top="0cm" fo:margin-bottom="0cm"/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L2">
      <style:paragraph-properties fo:margin-top="0cm" fo:margin-bottom="0cm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4">
      <style:paragraph-properties fo:margin-top="0cm" fo:margin-bottom="0cm"/>
    </style:style>
    <style:style style:name="P37" style:family="paragraph" style:parent-style-name="Text_20_body" style:list-style-name="L5">
      <style:paragraph-properties fo:margin-top="0cm" fo:margin-bottom="0cm"/>
    </style:style>
    <style:style style:name="P38" style:family="paragraph" style:parent-style-name="Text_20_body" style:list-style-name="L6">
      <style:paragraph-properties fo:margin-top="0cm" fo:margin-bottom="0cm"/>
    </style:style>
    <style:style style:name="P39" style:family="paragraph" style:parent-style-name="Text_20_body" style:list-style-name="L10">
      <style:paragraph-properties fo:margin-top="0cm" fo:margin-bottom="0cm"/>
    </style:style>
    <style:style style:name="P40" style:family="paragraph" style:parent-style-name="Text_20_body" style:list-style-name="L11">
      <style:paragraph-properties fo:margin-top="0cm" fo:margin-bottom="0cm"/>
    </style:style>
    <style:style style:name="P41" style:family="paragraph" style:parent-style-name="Text_20_body" style:list-style-name="L12">
      <style:paragraph-properties fo:margin-top="0cm" fo:margin-bottom="0cm"/>
    </style:style>
    <style:style style:name="P42" style:family="paragraph" style:parent-style-name="Text_20_body" style:list-style-name="L13">
      <style:paragraph-properties fo:margin-top="0cm" fo:margin-bottom="0cm"/>
    </style:style>
    <style:style style:name="P43" style:family="paragraph" style:parent-style-name="Text_20_body" style:list-style-name="L14">
      <style:paragraph-properties fo:margin-top="0cm" fo:margin-bottom="0cm"/>
    </style:style>
    <style:style style:name="P44" style:family="paragraph" style:parent-style-name="Text_20_body" style:list-style-name="L16">
      <style:paragraph-properties fo:margin-top="0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2">Practice Session -1</text:span></text:span></text:p>
      <text:p text:style-name="P7"><text:span text:style-name="Strong_20_Emphasis"><text:span text:style-name="T1"/></text:span></text:p>
      <text:p text:style-name="Text_20_body"><text:span text:style-name="Strong_20_Emphasis"><text:span text:style-name="T1">Task:</text:span></text:span><text:span text:style-name="Strong_20_Emphasis"><text:span text:style-name="T1">1</text:span></text:span></text:p>
      <text:list xml:id="list7987936343825804620" text:style-name="L1">
        <text:list-item>
          <text:p text:style-name="P27">Create variables of different data types, such as integer, float, string, and boolean.</text:p>
        </text:list-item>
        <text:list-item>
          <text:p text:style-name="P9">Print each variable along with its data type.</text:p>
        </text:list-item>
      </text:list>
      <text:p text:style-name="Text_20_body"><text:span text:style-name="Strong_20_Emphasis"><text:span text:style-name="T1">Example Output:</text:span></text:span></text:p>
      <text:p text:style-name="P2"><text:span text:style-name="Source_20_Text"><text:span text:style-name="T1">Integer: 10, Type: &lt;class 'int'&gt;</text:span></text:span></text:p>
      <text:p text:style-name="P2"><text:span text:style-name="Source_20_Text"><text:span text:style-name="T1">Float: 20.5, Type: &lt;class 'float'&gt;</text:span></text:span></text:p>
      <text:p text:style-name="P2"><text:span text:style-name="Source_20_Text"><text:span text:style-name="T1">String: Hello World, Type: &lt;class 'str'&gt;</text:span></text:span></text:p>
      <text:p text:style-name="P3"><text:span text:style-name="Source_20_Text"><text:span text:style-name="T1">Boolean: True, Type: &lt;class 'bool'&gt;</text:span></text:span></text:p>
      <text:p text:style-name="Text_20_body"><text:span text:style-name="Strong_20_Emphasis"><text:span text:style-name="T1">Task:</text:span></text:span><text:span text:style-name="Strong_20_Emphasis"><text:span text:style-name="T1">2</text:span></text:span></text:p>
      <text:list xml:id="list2145340850073659311" text:style-name="L2">
        <text:list-item>
          <text:p text:style-name="P28">Define a variable, assign it any value, and print it.</text:p>
        </text:list-item>
        <text:list-item>
          <text:p text:style-name="P34"><text:span text:style-name="T1">Delete the variable using the </text:span><text:span text:style-name="Source_20_Text"><text:span text:style-name="T1">del</text:span></text:span><text:span text:style-name="T1"> keyword.</text:span></text:p>
        </text:list-item>
        <text:list-item>
          <text:p text:style-name="P10">Try printing the variable after deletion and observe the error.</text:p>
        </text:list-item>
      </text:list>
      <text:p text:style-name="Text_20_body"><text:span text:style-name="Strong_20_Emphasis"><text:span text:style-name="T1">Example Output:</text:span></text:span></text:p>
      <text:p text:style-name="P1"/>
      <text:p text:style-name="P2"><text:span text:style-name="Source_20_Text"><text:span text:style-name="T1">Before deletion: This variable will be deleted</text:span></text:span></text:p>
      <text:p text:style-name="P3"><text:span text:style-name="Source_20_Text"><text:span text:style-name="T1">After deletion: NameError: name 'temp_var' is not defined</text:span></text:span></text:p>
      <text:p text:style-name="Text_20_body"><text:span text:style-name="Strong_20_Emphasis"><text:span text:style-name="T1">Task:</text:span></text:span><text:span text:style-name="Strong_20_Emphasis"><text:span text:style-name="T1">3</text:span></text:span></text:p>
      <text:list xml:id="list4124205938357813954" text:style-name="L3">
        <text:list-item>
          <text:p text:style-name="P35"><text:span text:style-name="T1">Use the </text:span><text:span text:style-name="Source_20_Text"><text:span text:style-name="T1">help("keywords")</text:span></text:span><text:span text:style-name="T1"> function to display Python's reserved keywords.</text:span></text:p>
        </text:list-item>
        <text:list-item>
          <text:p text:style-name="P11">Print out this list.</text:p>
        </text:list-item>
      </text:list>
      <text:p text:style-name="Horizontal_20_Line"><text:span text:style-name="Strong_20_Emphasis"><text:span text:style-name="T1"/></text:span></text:p>
      <text:p text:style-name="Text_20_body"><text:span text:style-name="Strong_20_Emphasis"><text:span text:style-name="T1">Task:</text:span></text:span><text:span text:style-name="Strong_20_Emphasis"><text:span text:style-name="T1">4</text:span></text:span></text:p>
      <text:list xml:id="list7944296794371156307" text:style-name="L4">
        <text:list-item>
          <text:p text:style-name="P36"><text:span text:style-name="T1">Create two numeric variables, </text:span><text:span text:style-name="Source_20_Text"><text:span text:style-name="T1">a</text:span></text:span><text:span text:style-name="T1"> and </text:span><text:span text:style-name="Source_20_Text"><text:span text:style-name="T1">b</text:span></text:span><text:span text:style-name="T1">, with any values.</text:span></text:p>
        </text:list-item>
        <text:list-item>
          <text:p text:style-name="P29">Perform the following operations and print the results:</text:p>
          <text:list>
            <text:list-item>
              <text:p text:style-name="P29">Addition</text:p>
            </text:list-item>
            <text:list-item>
              <text:p text:style-name="P29">Subtraction</text:p>
            </text:list-item>
            <text:list-item>
              <text:p text:style-name="P29">Multiplication</text:p>
            </text:list-item>
            <text:list-item>
              <text:p text:style-name="P29">Division</text:p>
            </text:list-item>
            <text:list-item>
              <text:p text:style-name="P29">Modulus</text:p>
            </text:list-item>
            <text:list-item>
              <text:p text:style-name="P29">Exponentiation</text:p>
            </text:list-item>
            <text:list-item>
              <text:p text:style-name="P12">Floor division</text:p>
            </text:list-item>
          </text:list>
        </text:list-item>
      </text:list>
      <text:p text:style-name="Text_20_body"><text:span text:style-name="Strong_20_Emphasis"><text:span text:style-name="T1">Example Output:</text:span></text:span></text:p>
      <text:p text:style-name="P2"><text:span text:style-name="Source_20_Text"><text:span text:style-name="T1">Addition: 15</text:span></text:span></text:p>
      <text:p text:style-name="P2"><text:span text:style-name="Source_20_Text"><text:span text:style-name="T1">Subtraction: 5</text:span></text:span></text:p>
      <text:p text:style-name="P2"><text:span text:style-name="Source_20_Text"><text:span text:style-name="T1">Multiplication: 50</text:span></text:span></text:p>
      <text:p text:style-name="P2"><text:span text:style-name="Source_20_Text"><text:span text:style-name="T1">Division: 2.0</text:span></text:span></text:p>
      <text:p text:style-name="P2"><text:span text:style-name="Source_20_Text"><text:span text:style-name="T1">Modulus: 0</text:span></text:span></text:p>
      <text:p text:style-name="P2"><text:span text:style-name="Source_20_Text"><text:span text:style-name="T1">Exponentiation: 100000</text:span></text:span></text:p>
      <text:p text:style-name="P3"><text:soft-page-break/><text:span text:style-name="Source_20_Text"><text:span text:style-name="T1">Floor Division: 2</text:span></text:span></text:p>
      <text:p text:style-name="Text_20_body"><text:span text:style-name="Strong_20_Emphasis"><text:span text:style-name="T1">Task:</text:span></text:span><text:span text:style-name="Strong_20_Emphasis"><text:span text:style-name="T1">5</text:span></text:span></text:p>
      <text:list xml:id="list5509860405229646440" text:style-name="L5">
        <text:list-item>
          <text:p text:style-name="P37"><text:span text:style-name="T1">Create two string variables, </text:span><text:span text:style-name="Source_20_Text"><text:span text:style-name="T1">str1</text:span></text:span><text:span text:style-name="T1"> and </text:span><text:span text:style-name="Source_20_Text"><text:span text:style-name="T1">str2</text:span></text:span><text:span text:style-name="T1">, and assign any values.</text:span></text:p>
        </text:list-item>
        <text:list-item>
          <text:p text:style-name="P17"><text:span text:style-name="T1">Concatenate these two strings using the </text:span><text:span text:style-name="Source_20_Text"><text:span text:style-name="T1">+</text:span></text:span><text:span text:style-name="T1"> operator and print the result.</text:span></text:p>
        </text:list-item>
      </text:list>
      <text:p text:style-name="Text_20_body"><text:span text:style-name="Strong_20_Emphasis"><text:span text:style-name="T1"/></text:span></text:p>
      <text:p text:style-name="P3"><text:span text:style-name="Source_20_Text"><text:span text:style-name="T1">Concatenated String: HelloWorld</text:span></text:span></text:p>
      <text:p text:style-name="Text_20_body"><text:span text:style-name="Strong_20_Emphasis"><text:span text:style-name="T1">Task:</text:span></text:span><text:span text:style-name="Strong_20_Emphasis"><text:span text:style-name="T1">6</text:span></text:span></text:p>
      <text:list xml:id="list3710833736510962104" text:style-name="L6">
        <text:list-item>
          <text:p text:style-name="P38"><text:span text:style-name="T1">Define a variable </text:span><text:span text:style-name="Source_20_Text"><text:span text:style-name="T1">name</text:span></text:span><text:span text:style-name="T1"> with your name as its value.</text:span></text:p>
        </text:list-item>
        <text:list-item>
          <text:p text:style-name="P30">Print the variable using three different methods:</text:p>
          <text:list>
            <text:list-item>
              <text:p text:style-name="P38"><text:span text:style-name="T1">Using the </text:span><text:span text:style-name="Source_20_Text"><text:span text:style-name="T1">print()</text:span></text:span><text:span text:style-name="T1"> function directly.</text:span></text:p>
            </text:list-item>
            <text:list-item>
              <text:p text:style-name="P30">Using an f-string.</text:p>
            </text:list-item>
            <text:list-item>
              <text:p text:style-name="P18"><text:span text:style-name="T1">Using </text:span><text:span text:style-name="Source_20_Text"><text:span text:style-name="T1">.format()</text:span></text:span><text:span text:style-name="T1"> method.</text:span></text:p>
            </text:list-item>
          </text:list>
        </text:list-item>
      </text:list>
      <text:p text:style-name="Text_20_body"><text:span text:style-name="Strong_20_Emphasis"><text:span text:style-name="T1">Example Output:</text:span></text:span></text:p>
      <text:p text:style-name="P2"><text:span text:style-name="Source_20_Text"><text:span text:style-name="T1">Using print(): My name is John</text:span></text:span></text:p>
      <text:p text:style-name="P2"><text:span text:style-name="Source_20_Text"><text:span text:style-name="T1">Using f-string: My name is John</text:span></text:span></text:p>
      <text:p text:style-name="P3"><text:span text:style-name="Source_20_Text"><text:span text:style-name="T1">Using .format(): My name is John</text:span></text:span></text:p>
      <text:p text:style-name="Text_20_body"><text:span text:style-name="Strong_20_Emphasis"><text:span text:style-name="T1">Task:</text:span></text:span><text:span text:style-name="Strong_20_Emphasis"><text:span text:style-name="T1">7</text:span></text:span></text:p>
      <text:list xml:id="list4065119978930356822" text:style-name="L7">
        <text:list-item>
          <text:p text:style-name="P31">Prompt the user to enter their favorite color.</text:p>
        </text:list-item>
        <text:list-item>
          <text:p text:style-name="P13">Store the input in a variable and print a message saying "Your favorite color is [color]."</text:p>
        </text:list-item>
      </text:list>
      <text:p text:style-name="Text_20_body"><text:span text:style-name="Strong_20_Emphasis"><text:span text:style-name="T1">Example Output:</text:span></text:span></text:p>
      <text:p text:style-name="P1"/>
      <text:p text:style-name="P2"><text:span text:style-name="Source_20_Text"><text:span text:style-name="T1">Enter your favorite color: Blue</text:span></text:span></text:p>
      <text:p text:style-name="P3"><text:span text:style-name="Source_20_Text"><text:span text:style-name="T1">Your favorite color is Blue</text:span></text:span></text:p>
      <text:p text:style-name="Text_20_body"><text:span text:style-name="Strong_20_Emphasis"><text:span text:style-name="T1">Task:</text:span></text:span><text:span text:style-name="Strong_20_Emphasis"><text:span text:style-name="T1">8</text:span></text:span></text:p>
      <text:list xml:id="list5719854478471587208" text:style-name="L8">
        <text:list-item>
          <text:p text:style-name="P32">Ask the user to input a number as a string.</text:p>
        </text:list-item>
        <text:list-item>
          <text:p text:style-name="P32">Convert this input to an integer and print the result along with its type.</text:p>
        </text:list-item>
        <text:list-item>
          <text:p text:style-name="P14">Try converting it to a float and print the result with its type.</text:p>
        </text:list-item>
      </text:list>
      <text:p text:style-name="Text_20_body"><text:span text:style-name="Strong_20_Emphasis"><text:span text:style-name="T1">Example Output:</text:span></text:span></text:p>
      <text:p text:style-name="P1"/>
      <text:p text:style-name="P2"><text:span text:style-name="Source_20_Text"><text:span text:style-name="T1">Enter a number: 25</text:span></text:span></text:p>
      <text:p text:style-name="P2"><text:span text:style-name="Source_20_Text"><text:span text:style-name="T1">Integer: 25, Type: &lt;class 'int'&gt;</text:span></text:span></text:p>
      <text:p text:style-name="P3"><text:span text:style-name="Source_20_Text"><text:span text:style-name="T1">Float: 25.0, Type: &lt;class 'float'&gt;</text:span></text:span></text:p>
      <text:p text:style-name="Text_20_body"><text:span text:style-name="Strong_20_Emphasis"><text:span text:style-name="T1">Task:</text:span></text:span><text:span text:style-name="Strong_20_Emphasis"><text:span text:style-name="T1">9</text:span></text:span></text:p>
      <text:list xml:id="list1713805228044340978" text:style-name="L9">
        <text:list-item>
          <text:p text:style-name="P33">Ask the user for their first name, last name, and age.</text:p>
        </text:list-item>
        <text:list-item>
          <text:p text:style-name="P33">Concatenate the first name and last name into a single string.</text:p>
        </text:list-item>
        <text:list-item>
          <text:p text:style-name="P15">Print a greeting message using the concatenated name and age, using an f-string for formatting.</text:p>
        </text:list-item>
      </text:list>
      <text:p text:style-name="Text_20_body"><text:soft-page-break/><text:span text:style-name="Strong_20_Emphasis"><text:span text:style-name="T1">Example Output:</text:span></text:span></text:p>
      <text:p text:style-name="P2"><text:span text:style-name="Source_20_Text"><text:span text:style-name="T1">Enter your first name: John</text:span></text:span></text:p>
      <text:p text:style-name="P2"><text:span text:style-name="Source_20_Text"><text:span text:style-name="T1">Enter your last name: Doe</text:span></text:span></text:p>
      <text:p text:style-name="P2"><text:span text:style-name="Source_20_Text"><text:span text:style-name="T1">Enter your age: 30</text:span></text:span></text:p>
      <text:p text:style-name="P3"><text:span text:style-name="Source_20_Text"><text:span text:style-name="T1">Hello, John Doe! You are 30 years old.</text:span></text:span></text:p>
      <text:p text:style-name="P6"><text:span text:style-name="Strong_20_Emphasis"><text:span text:style-name="T4">Task:</text:span></text:span><text:span text:style-name="T4"> </text:span><text:span text:style-name="T4">10 </text:span></text:p>
      <text:p text:style-name="P6">Write a program that demonstrates the use of identity operators (<text:span text:style-name="Source_20_Text">is</text:span>, <text:span text:style-name="Source_20_Text">is not</text:span>).</text:p>
      <text:list xml:id="list3304665240961505641" text:style-name="L10">
        <text:list-item>
          <text:p text:style-name="P39">Define two variables, <text:span text:style-name="Source_20_Text">a</text:span> and <text:span text:style-name="Source_20_Text">b</text:span>, and assign them the same integer value.</text:p>
        </text:list-item>
        <text:list-item>
          <text:p text:style-name="P39">Use <text:span text:style-name="Source_20_Text">is</text:span> and <text:span text:style-name="Source_20_Text">is not</text:span> to check if <text:span text:style-name="Source_20_Text">a</text:span> and <text:span text:style-name="Source_20_Text">b</text:span> reference the same object in memory.</text:p>
        </text:list-item>
        <text:list-item>
          <text:p text:style-name="P19">Print the results of each comparison.</text:p>
        </text:list-item>
      </text:list>
      <text:p text:style-name="Text_20_body"/>
      <text:p text:style-name="Text_20_body"><text:span text:style-name="Strong_20_Emphasis">Task:</text:span><text:span text:style-name="Strong_20_Emphasis">11</text:span></text:p>
      <text:p text:style-name="Text_20_body"><text:s/>Create a program that demonstrates the usage of bitwise operators.</text:p>
      <text:list xml:id="list8401368876047778960" text:style-name="L11">
        <text:list-item>
          <text:p text:style-name="P40">Define two integers, <text:span text:style-name="Source_20_Text">a</text:span> and <text:span text:style-name="Source_20_Text">b</text:span>, with values of your choice.</text:p>
        </text:list-item>
        <text:list-item>
          <text:p text:style-name="P40">Perform the following bitwise operations and print the results:</text:p>
          <text:list>
            <text:list-item>
              <text:p text:style-name="P40">AND (<text:span text:style-name="Source_20_Text">&amp;</text:span>)</text:p>
            </text:list-item>
            <text:list-item>
              <text:p text:style-name="P40">OR (<text:span text:style-name="Source_20_Text">|</text:span>)</text:p>
            </text:list-item>
            <text:list-item>
              <text:p text:style-name="P40">XOR (<text:span text:style-name="Source_20_Text">^</text:span>)</text:p>
            </text:list-item>
            <text:list-item>
              <text:p text:style-name="P40">NOT (<text:span text:style-name="Source_20_Text">~</text:span>)</text:p>
            </text:list-item>
            <text:list-item>
              <text:p text:style-name="P40">Left Shift (<text:span text:style-name="Source_20_Text">&lt;&lt;</text:span>)</text:p>
            </text:list-item>
            <text:list-item>
              <text:p text:style-name="P20">Right Shift (<text:span text:style-name="Source_20_Text">&gt;&gt;</text:span>)</text:p>
            </text:list-item>
          </text:list>
        </text:list-item>
      </text:list>
      <text:p text:style-name="Text_20_body"><text:span text:style-name="Strong_20_Emphasis">Task:</text:span><text:span text:style-name="Strong_20_Emphasis">12</text:span></text:p>
      <text:p text:style-name="Text_20_body">Write a program that takes a student's marks as input and determines the grade based on the following criteria:</text:p>
      <text:list xml:id="list8515297414674729429" text:style-name="L12">
        <text:list-item>
          <text:p text:style-name="P41"><text:span text:style-name="Strong_20_Emphasis">A</text:span>: Marks greater than or equal to 90</text:p>
        </text:list-item>
        <text:list-item>
          <text:p text:style-name="P41"><text:span text:style-name="Strong_20_Emphasis">B</text:span>: Marks between 80 and 89</text:p>
        </text:list-item>
        <text:list-item>
          <text:p text:style-name="P41"><text:span text:style-name="Strong_20_Emphasis">C</text:span>: Marks between 70 and 79</text:p>
        </text:list-item>
        <text:list-item>
          <text:p text:style-name="P41"><text:span text:style-name="Strong_20_Emphasis">D</text:span>: Marks between 60 and 69</text:p>
        </text:list-item>
        <text:list-item>
          <text:p text:style-name="P21"><text:span text:style-name="Strong_20_Emphasis">F</text:span>: Marks below 60</text:p>
        </text:list-item>
      </text:list>
      <text:p text:style-name="P8">Task 13</text:p>
      <text:p text:style-name="Text_20_body">Write a program that asks for a person's age and checks if they are eligible to vote. The voting age is 18 or above. </text:p>
      <text:p text:style-name="P4"/>
      <text:p text:style-name="P5">Task 14</text:p>
      <text:p text:style-name="P4"/>
      <text:p text:style-name="P4">Write a program that takes three numbers as input and prints the largest of the three. </text:p>
      <text:p text:style-name="P4"/>
      <text:p text:style-name="P5">Task 15</text:p>
      <text:p text:style-name="P5"/>
      <text:p text:style-name="P4"><text:soft-page-break/>Write a program that takes a number as input and checks if it falls within a specified range. For example, check if the number is between 10 and 50 (inclusive). </text:p>
      <text:p text:style-name="P4"/>
      <text:p text:style-name="P5">Task 16</text:p>
      <text:p text:style-name="P4"/>
      <text:p text:style-name="P4">Write a program that takes two words as input and checks if they are equal. </text:p>
      <text:p text:style-name="P4"/>
      <text:p text:style-name="P5">Task 17</text:p>
      <text:p text:style-name="P4"/>
      <text:p text:style-name="P6">Write a program that checks if a student is eligible for admission to a specific course. The criteria for eligibility are:</text:p>
      <text:list xml:id="list6087323401463071165" text:style-name="L13">
        <text:list-item>
          <text:p text:style-name="P42">The student must have scored at least 80% in math <text:span text:style-name="Strong_20_Emphasis">and</text:span> 70% in science.</text:p>
        </text:list-item>
        <text:list-item>
          <text:p text:style-name="P22"><text:span text:style-name="Strong_20_Emphasis">Or</text:span> they must have a total average score of at least 75%.</text:p>
        </text:list-item>
      </text:list>
      <text:p text:style-name="P16">Task 18</text:p>
      <text:p text:style-name="Text_20_body">Write a program to simulate a login system. It should check if:</text:p>
      <text:list xml:id="list5933827830841576445" text:style-name="L14">
        <text:list-item>
          <text:p text:style-name="P43">The entered username matches the stored username <text:span text:style-name="Strong_20_Emphasis">and</text:span></text:p>
        </text:list-item>
        <text:list-item>
          <text:p text:style-name="P23">The entered password matches the stored password.</text:p>
        </text:list-item>
      </text:list>
      <text:p text:style-name="Text_20_body"><text:span text:style-name="T3">Task 1</text:span><text:span text:style-name="T3">9</text:span></text:p>
      <text:p text:style-name="Text_20_body">Write a program that checks if a person is eligible to drive. The criteria are:</text:p>
      <text:list xml:id="list3360382799908025699" text:style-name="L15">
        <text:list-item>
          <text:p text:style-name="P24">The person must be at least 18 years old <text:span text:style-name="Strong_20_Emphasis">and</text:span> have a valid driver's license.</text:p>
        </text:list-item>
      </text:list>
      <text:p text:style-name="P8">Task 20</text:p>
      <text:p text:style-name="Text_20_body">Write a program that takes two values from the user. Check if:</text:p>
      <text:list xml:id="list3463401435272501995" text:style-name="L16">
        <text:list-item>
          <text:p text:style-name="P44">Both values are positive <text:span text:style-name="Strong_20_Emphasis">or</text:span> if both values are negative.</text:p>
        </text:list-item>
        <text:list-item>
          <text:p text:style-name="P25">If they are mixed (one positive and one negative), print "Mixed signs".</text:p>
        </text:list-item>
      </text:list>
      <text:p text:style-name="P8">Task 21</text:p>
      <text:p text:style-name="Text_20_body">Write a program that takes the name of a day as input and checks if it's a weekend. If the day is "Saturday" <text:span text:style-name="Strong_20_Emphasis">or</text:span> "Sunday", print "It's the weekend!". Otherwise, print "It's a weekday". </text:p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6T09:35:00.441000000</meta:creation-date>
    <dc:date>2024-11-06T09:58:21.466000000</dc:date>
    <meta:editing-duration>PT3M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4" meta:paragraph-count="121" meta:word-count="855" meta:character-count="4602"/>
  </office:meta>
</office:document-meta>
</file>